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fo:break-before="column" table:align="margins"/>
    </style:style>
    <style:style style:name="Tabelle1.A" style:family="table-column">
      <style:table-column-properties style:column-width="8.652cm" style:rel-column-width="33352*"/>
    </style:style>
    <style:style style:name="Tabelle1.B" style:family="table-column">
      <style:table-column-properties style:column-width="8.348cm" style:rel-column-width="32183*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2" style:family="table">
      <style:table-properties style:width="8.322cm" fo:margin-left="0cm" fo:margin-right="-0.072cm" table:align="margins"/>
    </style:style>
    <style:style style:name="Tabelle2.A" style:family="table-column">
      <style:table-column-properties style:column-width="4.531cm" style:rel-column-width="35683*"/>
    </style:style>
    <style:style style:name="Tabelle2.B" style:family="table-column">
      <style:table-column-properties style:column-width="3.791cm" style:rel-column-width="29852*"/>
    </style:style>
    <style:style style:name="Tabelle2.A1" style:family="table-cell">
      <style:table-cell-properties fo:padding="0.097cm" fo:border-left="0.5pt solid #999999" fo:border-right="none" fo:border-top="0.5pt solid #999999" fo:border-bottom="0.5pt solid #999999"/>
    </style:style>
    <style:style style:name="Tabelle2.B1" style:family="table-cell">
      <style:table-cell-properties fo:padding="0.097cm" fo:border="0.5pt solid #999999"/>
    </style:style>
    <style:style style:name="Tabelle2.A2" style:family="table-cell">
      <style:table-cell-properties fo:padding="0.097cm" fo:border-left="0.5pt solid #999999" fo:border-right="none" fo:border-top="none" fo:border-bottom="0.5pt solid #999999"/>
    </style:style>
    <style:style style:name="Tabelle2.B2" style:family="table-cell">
      <style:table-cell-properties fo:padding="0.097cm" fo:border-left="0.5pt solid #999999" fo:border-right="0.5pt solid #999999" fo:border-top="none" fo:border-bottom="0.5pt solid #999999"/>
    </style:style>
    <style:style style:name="Tabelle3" style:family="table">
      <style:table-properties style:width="17.009cm" fo:margin-left="0cm" fo:margin-right="-0.009cm" table:align="margins"/>
    </style:style>
    <style:style style:name="Tabelle3.A" style:family="table-column">
      <style:table-column-properties style:column-width="9.705cm" style:rel-column-width="37392*"/>
    </style:style>
    <style:style style:name="Tabelle3.B" style:family="table-column">
      <style:table-column-properties style:column-width="1.901cm" style:rel-column-width="7326*"/>
    </style:style>
    <style:style style:name="Tabelle3.C" style:family="table-column">
      <style:table-column-properties style:column-width="1.191cm" style:rel-column-width="4587*"/>
    </style:style>
    <style:style style:name="Tabelle3.D" style:family="table-column">
      <style:table-column-properties style:column-width="4.212cm" style:rel-column-width="16230*"/>
    </style:style>
    <style:style style:name="Tabelle3.A1" style:family="table-cell">
      <style:table-cell-properties fo:background-color="#e6e6e6" fo:padding="0.097cm" fo:border="none">
        <style:background-image/>
      </style:table-cell-properties>
    </style:style>
    <style:style style:name="Tabelle4" style:family="table">
      <style:table-properties style:width="17.009cm" fo:margin-left="0cm" fo:margin-right="-0.009cm" table:align="margins" style:may-break-between-rows="false"/>
    </style:style>
    <style:style style:name="Tabelle4.A" style:family="table-column">
      <style:table-column-properties style:column-width="9.701cm" style:rel-column-width="37378*"/>
    </style:style>
    <style:style style:name="Tabelle4.B" style:family="table-column">
      <style:table-column-properties style:column-width="1.901cm" style:rel-column-width="7326*"/>
    </style:style>
    <style:style style:name="Tabelle4.C" style:family="table-column">
      <style:table-column-properties style:column-width="1.191cm" style:rel-column-width="4587*"/>
    </style:style>
    <style:style style:name="Tabelle4.D" style:family="table-column">
      <style:table-column-properties style:column-width="4.216cm" style:rel-column-width="16244*"/>
    </style:style>
    <style:style style:name="Tabelle4.1" style:family="table-row">
      <style:table-row-properties style:min-row-height="2.898cm"/>
    </style:style>
    <style:style style:name="Tabelle4.A1" style:family="table-cell">
      <style:table-cell-properties fo:background-color="transparent" fo:padding="0.019cm" fo:border-left="none" fo:border-right="none" fo:border-top="none" fo:border-bottom="0.5pt solid #666666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5572c2"/>
    </style:style>
    <style:style style:name="P4" style:family="paragraph" style:parent-style-name="Standard">
      <style:paragraph-properties fo:text-align="start" style:justify-single-word="false"/>
      <style:text-properties officeooo:paragraph-rsid="0058c25c"/>
    </style:style>
    <style:style style:name="P5" style:family="paragraph" style:parent-style-name="Standard">
      <style:paragraph-properties fo:text-align="start" style:justify-single-word="false"/>
      <style:text-properties officeooo:paragraph-rsid="0094a8b4"/>
    </style:style>
    <style:style style:name="P6" style:family="paragraph" style:parent-style-name="Standard">
      <style:paragraph-properties fo:text-align="start" style:justify-single-word="false"/>
      <style:text-properties officeooo:paragraph-rsid="00c0e5d3"/>
    </style:style>
    <style:style style:name="P7" style:family="paragraph" style:parent-style-name="Standard">
      <style:text-properties officeooo:paragraph-rsid="00598bc4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rsid="008d22c1" officeooo:paragraph-rsid="008d22c1" style:font-weight-asian="bold" style:font-weight-complex="bold"/>
    </style:style>
    <style:style style:name="P10" style:family="paragraph" style:parent-style-name="Standard">
      <style:text-properties officeooo:paragraph-rsid="0038ffcf"/>
    </style:style>
    <style:style style:name="P11" style:family="paragraph" style:parent-style-name="Standard">
      <style:paragraph-properties fo:text-align="end" style:justify-single-word="false"/>
      <style:text-properties fo:font-size="10pt" officeooo:paragraph-rsid="00960671" style:font-size-asian="10pt" style:font-size-complex="10pt"/>
    </style:style>
    <style:style style:name="P12" style:family="paragraph" style:parent-style-name="Standard">
      <style:paragraph-properties fo:text-align="end" style:justify-single-word="false"/>
      <style:text-properties fo:font-size="11pt" officeooo:paragraph-rsid="0097e270" style:font-size-asian="11pt" style:font-size-complex="11pt"/>
    </style:style>
    <style:style style:name="P13" style:family="paragraph" style:parent-style-name="Standard">
      <style:text-properties officeooo:rsid="0094a8b4" officeooo:paragraph-rsid="00598bc4"/>
    </style:style>
    <style:style style:name="P14" style:family="paragraph" style:parent-style-name="Standard">
      <style:text-properties officeooo:paragraph-rsid="00b58b1b"/>
    </style:style>
    <style:style style:name="P15" style:family="paragraph" style:parent-style-name="Standard">
      <style:paragraph-properties fo:text-align="start" style:justify-single-word="false"/>
      <style:text-properties officeooo:rsid="00995d82"/>
    </style:style>
    <style:style style:name="P16" style:family="paragraph" style:parent-style-name="Table_20_Contents">
      <style:paragraph-properties fo:text-align="end" style:justify-single-word="false"/>
      <style:text-properties officeooo:paragraph-rsid="0049aa52"/>
    </style:style>
    <style:style style:name="P17" style:family="paragraph" style:parent-style-name="Table_20_Contents">
      <style:paragraph-properties fo:text-align="center" style:justify-single-word="false"/>
      <style:text-properties officeooo:paragraph-rsid="0049aa52"/>
    </style:style>
    <style:style style:name="P18" style:family="paragraph" style:parent-style-name="Table_20_Contents">
      <style:text-properties officeooo:paragraph-rsid="0066511d"/>
    </style:style>
    <style:style style:name="P19" style:family="paragraph" style:parent-style-name="Table_20_Contents">
      <style:text-properties officeooo:rsid="00cffcbe" officeooo:paragraph-rsid="00cce8d3"/>
    </style:style>
    <style:style style:name="P20" style:family="paragraph" style:parent-style-name="Table_20_Heading">
      <style:paragraph-properties fo:text-align="end" style:justify-single-word="false"/>
      <style:text-properties officeooo:paragraph-rsid="0049aa52"/>
    </style:style>
    <style:style style:name="P21" style:family="paragraph" style:parent-style-name="Table_20_Heading">
      <style:paragraph-properties fo:text-align="center" style:justify-single-word="false"/>
      <style:text-properties officeooo:rsid="0049aa52" officeooo:paragraph-rsid="0049aa52"/>
    </style:style>
    <style:style style:name="P22" style:family="paragraph" style:parent-style-name="Table_20_Heading">
      <style:paragraph-properties fo:text-align="start" style:justify-single-word="false"/>
      <style:text-properties officeooo:rsid="0049aa52" officeooo:paragraph-rsid="0049aa52"/>
    </style:style>
    <style:style style:name="P23" style:family="paragraph" style:parent-style-name="Table_20_Heading">
      <style:paragraph-properties fo:text-align="center" style:justify-single-word="false"/>
      <style:text-properties officeooo:rsid="008241fd" officeooo:paragraph-rsid="008241fd"/>
    </style:style>
    <style:style style:name="P24" style:family="paragraph" style:parent-style-name="Frame_20_contents">
      <style:paragraph-properties fo:text-align="center" style:justify-single-word="false"/>
    </style:style>
    <style:style style:name="P25" style:family="paragraph" style:parent-style-name="Tabellen_20_Notiz">
      <style:text-properties officeooo:paragraph-rsid="0066511d"/>
    </style:style>
    <style:style style:name="P26" style:family="paragraph" style:parent-style-name="Tabellen_20_Notiz">
      <style:text-properties officeooo:paragraph-rsid="0086cb42"/>
    </style:style>
    <style:style style:name="P27" style:family="paragraph" style:parent-style-name="Standard">
      <style:paragraph-properties fo:text-align="start" style:justify-single-word="false" fo:break-before="page"/>
    </style:style>
    <style:style style:name="P28" style:family="paragraph" style:parent-style-name="Text_20_body">
      <style:text-properties officeooo:paragraph-rsid="00b58b1b"/>
    </style:style>
    <style:style style:name="P29" style:family="paragraph" style:parent-style-name="Text_20_body">
      <style:paragraph-properties fo:margin-left="0cm" fo:margin-right="0.012cm" fo:text-indent="0cm" style:auto-text-indent="false">
        <style:tab-stops/>
      </style:paragraph-properties>
    </style:style>
    <style:style style:name="P30" style:family="paragraph" style:parent-style-name="Heading_20_3">
      <style:text-properties officeooo:rsid="00b4c609" officeooo:paragraph-rsid="00b58b1b"/>
    </style:style>
    <style:style style:name="P31" style:family="paragraph" style:parent-style-name="Heading_20_3">
      <style:text-properties officeooo:rsid="00b4c609" officeooo:paragraph-rsid="00b4c609"/>
    </style:style>
    <style:style style:name="P32" style:family="paragraph" style:parent-style-name="Heading_20_3">
      <style:paragraph-properties fo:margin-left="0.095cm" fo:margin-right="0.012cm" fo:text-indent="0cm" style:auto-text-indent="false">
        <style:tab-stops/>
      </style:paragraph-properties>
    </style:style>
    <style:style style:name="T1" style:family="text">
      <style:text-properties officeooo:rsid="0092bea1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for each='doc in get_doc()'&gt;">FOR EACH DOC</text:text-input></text:p>
      <text:p text:style-name="P13"><text:text-input text:description="&lt;for each=&quot;o in doc.pickings&quot;&gt;">FOR EACH O</text:text-input></text:p>
      <text:p text:style-name="P7"><text:placeholder text:placeholder-type="text">&lt;setLang(o.partner_id.lang or 'de_DE')&gt;</text:placeholder></text:p>
      <text:p text:style-name="P7"><text:text-input text:description="&lt;for each=&quot;m in get_move(doc,o)&quot;&gt;">FOR EACH MOVE</text:text-input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8"><text:text-input text:description="&lt;if test=&quot;o.simple_type == 'incoming' and m.address2_id&quot;&gt;">IF INCOMING</text:text-input></text:p>
            <text:h text:style-name="P30" text:outline-level="3"><text:text-input text:description="&lt;m.address2_name&gt;">ADDRESS_NAME</text:text-input>:</text:h>
            <text:p text:style-name="P14"><text:text-input text:description="&lt;m.address2_id.mail_address&gt;">ADDRESS</text:text-input></text:p>
            <text:p text:style-name="P14"/>
            <text:p text:style-name="P28"><text:text-input text:description="&lt;/if&gt;">END IF</text:text-input></text:p>
            <text:h text:style-name="P31" text:outline-level="3"><text:text-input text:description="&lt;m.address_name&gt;">ADDRESS_NAME</text:text-input>:</text:h>
            <text:p text:style-name="Standard"><text:text-input text:description="&lt;m.address_id and m.address_id.mail_address or ''&gt;">ADDRESS</text:text-input></text:p>
          </table:table-cell>
          <table:table-cell table:style-name="Tabelle1.A1" office:value-type="string">
            <text:h text:style-name="P32" text:outline-level="3"><text:text-input text:description="&lt;get_type(o)&gt;">TYPE</text:text-input>: <text:text-input text:description="&lt;o.name or ''&gt;">PICKING</text:text-input></text:h>
            <text:p text:style-name="P29"><draw:frame draw:style-name="fr1" draw:name="image: barcode(m.code,code_type='code128', width='8cm', height='2cm')" text:anchor-type="paragraph" svg:x="0.101cm" svg:y="0.101cm" draw:z-index="1"><draw:text-box fo:min-height="2cm" fo:min-width="7.999cm"><text:p text:style-name="P24"/></draw:text-box></draw:frame></text:p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8">Auftrag:</text:p>
                </table:table-cell>
                <table:table-cell table:style-name="Tabelle2.B1" office:value-type="string">
                  <text:p text:style-name="P11"><text:text-input text:description="&lt;m.origin&gt;">ORIGIN</text:text-input></text:p>
                </table:table-cell>
              </table:table-row>
              <table:table-row>
                <table:table-cell table:style-name="Tabelle2.A2" office:value-type="string">
                  <text:p text:style-name="P8">Liefertermin:</text:p>
                </table:table-cell>
                <table:table-cell table:style-name="Tabelle2.B2" office:value-type="string">
                  <text:p text:style-name="P1"><text:text-input text:description="&lt;formatLang(o.min_date,date=True)&gt;">EXPECTED_TIME</text:text-input></text:p>
                </table:table-cell>
              </table:table-row>
              <table:table-row>
                <table:table-cell table:style-name="Tabelle2.A2" office:value-type="string">
                  <text:p text:style-name="P8">Gewicht:</text:p>
                </table:table-cell>
                <table:table-cell table:style-name="Tabelle2.B2" office:value-type="string">
                  <text:p text:style-name="P12"><text:text-input text:description="&lt;m.weight&gt;">WEIGHT</text:text-input></text:p>
                </table:table-cell>
              </table:table-row>
              <table:table-row>
                <table:table-cell table:style-name="Tabelle2.A2" office:value-type="string">
                  <text:p text:style-name="P9"><text:span text:style-name="T1">Frachtführer</text:span>:</text:p>
                </table:table-cell>
                <table:table-cell table:style-name="Tabelle2.B2" office:value-type="string">
                  <text:p text:style-name="P1"><text:text-input text:description="&lt;o.carrier_id and o.carrier_id.name or ''&gt;">CARRIER</text:text-input></text:p>
                </table:table-cell>
              </table:table-row>
            </table:table>
            <text:p text:style-name="Standard"><text:text-input text:description="&lt;if test='o.carrier_tracking_ref'&gt;">IF CARRIER_REF</text:text-input></text:p>
            <text:p text:style-name="Standard"><draw:frame draw:style-name="fr1" draw:name="image: barcode(o.carrier_tracking_ref,code_type='code128',width='8cm',height='2cm')" text:anchor-type="paragraph" svg:x="0.101cm" svg:y="0.101cm" draw:z-index="0"><draw:text-box fo:min-height="2cm" fo:min-width="7.999cm"><text:p text:style-name="P24"/></draw:text-box></draw:frame></text:p>
            <text:p text:style-name="Standard"><text:text-input text:description="&lt;/if&gt;">END IF</text:text-input></text:p>
          </table:table-cell>
        </table:table-row>
      </table:table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22">Beschreibung</text:p>
          </table:table-cell>
          <table:table-cell table:style-name="Tabelle3.A1" office:value-type="string">
            <text:p text:style-name="P20">Menge</text:p>
          </table:table-cell>
          <table:table-cell table:style-name="Tabelle3.A1" office:value-type="string">
            <text:p text:style-name="P21">Einheit</text:p>
          </table:table-cell>
          <table:table-cell table:style-name="Tabelle3.A1" office:value-type="string">
            <text:p text:style-name="P23"/>
          </table:table-cell>
        </table:table-row>
      </table:table>
      <text:p text:style-name="P10"><text:text-input text:description="&lt;for each=&quot;l in m.lines&quot;&gt;">FOR EACH MOVE_LINE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 table:style-name="Tabelle4.1">
          <table:table-cell table:style-name="Tabelle4.A1" office:value-type="string">
            <text:p text:style-name="P18"><text:text-input text:description="&lt;l.name&gt;">NAME</text:text-input></text:p>
            <text:p text:style-name="P26"><text:text-input text:description="&lt;if test=&quot;l.note&quot;&gt;">IF NOTE</text:text-input></text:p>
            <text:p text:style-name="P26"><text:text-input text:description="&lt;l.note&gt;">NOTE</text:text-input></text:p>
            <text:p text:style-name="P25"><text:text-input text:description="&lt;/if&gt;">END IF</text:text-input></text:p>
          </table:table-cell>
          <table:table-cell table:style-name="Tabelle4.A1" office:value-type="string">
            <text:p text:style-name="P16"><text:text-input text:description="&lt;formatLang(l.qty)&gt;">QTY</text:text-input></text:p>
          </table:table-cell>
          <table:table-cell table:style-name="Tabelle4.A1" office:value-type="string">
            <text:p text:style-name="P17"><text:text-input text:description="&lt;l.uom&gt;">UOM</text:text-input></text:p>
          </table:table-cell>
          <table:table-cell table:style-name="Tabelle4.A1" office:value-type="string">
            <text:p text:style-name="Table_20_Contents"><text:text-input text:description="&lt;if test='l.line.product_id.ean13'&gt;">IF EAN13</text:text-input></text:p>
            <text:p text:style-name="Table_20_Contents"><draw:frame draw:style-name="fr2" draw:name="image: barcode(l.line.product_id.ean13,width='4cm',height='1.5cm')" text:anchor-type="paragraph" svg:x="0.088cm" svg:y="0.12cm" svg:width="4.001cm" draw:z-index="3"><draw:text-box fo:min-height="1.499cm"><text:p text:style-name="Frame_20_contents"/></draw:text-box></draw:frame></text:p>
            <text:p text:style-name="Table_20_Contents"><text:text-input text:description="&lt;/if&gt;">END IF</text:text-input></text:p>
            <text:p text:style-name="Table_20_Contents"><text:text-input text:description="&lt;if test='not l.line.product_id.ean13'&gt;">IF NOT EAN13</text:text-input></text:p>
            <text:p text:style-name="P19"><draw:frame draw:style-name="fr3" draw:name="image: barcode(l.line_code,code_type='code128',width='4cm',height='1.5cm')" text:anchor-type="paragraph" svg:x="0.088cm" svg:y="0.131cm" svg:width="4.001cm" draw:z-index="2"><draw:text-box fo:min-height="1.499cm"><text:p text:style-name="Frame_20_contents"/></draw:text-box></draw:frame></text:p>
            <text:p text:style-name="Table_20_Contents"><text:text-input text:description="&lt;/if&gt;">END IF</text:text-input></text:p>
          </table:table-cell>
        </table:table-row>
      </table:table>
      <text:p text:style-name="P6"><text:text-input text:description="&lt;/for&gt;">END FOR</text:text-input></text:p>
      <text:p text:style-name="P15"><text:text-input text:description="&lt;if test='m.newpage' &gt;">IF BREAK</text:text-input></text:p>
      <text:p text:style-name="P2"/>
      <text:p text:style-name="P27"/>
      <text:p text:style-name="P2"><text:text-input text:description="&lt;/if&gt;">END IF</text:text-input></text:p>
      <text:p text:style-name="P4"><text:text-input text:description="&lt;/for&gt;">END FOR</text:text-input></text:p>
      <text:p text:style-name="P3"><text:text-input text:description="&lt;/for&gt;">END FOR</text:text-input></text:p>
      <text:p text:style-name="P5"><text:text-input text:description="&lt;/for&gt;">END 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5-10-20T00:18:49.830850091</dc:date>
    <meta:editing-duration>P3DT5H6M50S</meta:editing-duration>
    <meta:editing-cycles>697</meta:editing-cycles>
    <meta:document-statistic meta:table-count="4" meta:image-count="0" meta:object-count="0" meta:page-count="2" meta:paragraph-count="41" meta:word-count="140" meta:character-count="449" meta:non-whitespace-character-count="421"/>
  </office:meta>
</office:document-meta>
</file>